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91f50" style:font-size-asian="10pt" style:font-size-complex="10pt"/>
    </style:style>
    <style:style style:name="P3" style:family="paragraph" style:parent-style-name="Standard">
      <style:text-properties fo:font-size="12pt" officeooo:paragraph-rsid="00091f50" style:font-size-asian="12pt" style:font-size-complex="12pt"/>
    </style:style>
    <style:style style:name="P4" style:family="paragraph" style:parent-style-name="Standard">
      <style:text-properties fo:font-size="12pt" officeooo:paragraph-rsid="000a2ab7" style:font-size-asian="12pt" style:font-size-complex="12pt"/>
    </style:style>
    <style:style style:name="P5" style:family="paragraph" style:parent-style-name="Table_20_Contents">
      <style:text-properties fo:font-size="10pt" officeooo:rsid="000a8354" officeooo:paragraph-rsid="000a8354" style:font-size-asian="10pt" style:font-size-complex="10pt"/>
    </style:style>
    <style:style style:name="P6" style:family="paragraph" style:parent-style-name="Table_20_Contents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Мой метод</text:p>
          </table:table-cell>
          <table:table-cell table:style-name="Table2.A1" office:value-type="string">
            <text:p text:style-name="P5">Юнидик киндай</text:p>
          </table:table-cell>
          <table:table-cell table:style-name="Table2.C1" office:value-type="string">
            <text:p text:style-name="P5">Современный письменный</text:p>
          </table:table-cell>
        </table:table-row>
        <table:table-row>
          <table:table-cell table:style-name="Table2.A2" office:value-type="string">
            <text:p text:style-name="P4"><text:s/>jigokuhen_shohan.txt</text:p>
            <text:p text:style-name="P4">0</text:p>
            <text:p text:style-name="P4"/>
            <text:p text:style-name="P4"><text:s/>shonen.txt</text:p>
            <text:p text:style-name="P4">16</text:p>
            <text:p text:style-name="P4"/>
            <text:p text:style-name="P4"><text:s/>bocchan.txt</text:p>
            <text:p text:style-name="P4">293</text:p>
            <text:p text:style-name="P4"/>
            <text:p text:style-name="P4"><text:s/>wagahaiwa_nekodearu.txt</text:p>
            <text:p text:style-name="P4">518</text:p>
            <text:p text:style-name="P4"/>
            <text:p text:style-name="P4"><text:s/>takasebune.txt</text:p>
            <text:p text:style-name="P4">1</text:p>
            <text:p text:style-name="P4"/>
            <text:p text:style-name="P4"><text:s/>aki.txt</text:p>
            <text:p text:style-name="P4">10</text:p>
            <text:p text:style-name="P4"/>
            <text:p text:style-name="P4"><text:s/>kusamakura.txt</text:p>
            <text:p text:style-name="P4">70</text:p>
            <text:p text:style-name="P4"/>
            <text:p text:style-name="P4"><text:s/>genkaku_sanbo.txt</text:p>
            <text:p text:style-name="P4">13</text:p>
            <text:p text:style-name="P4"/>
            <text:p text:style-name="P4"><text:s/>carlyle_hakubutsukan.txt</text:p>
            <text:p text:style-name="P4">77</text:p>
            <text:p text:style-name="P4"/>
            <text:p text:style-name="P4"><text:s/>moso.txt</text:p>
            <text:p text:style-name="P4">46</text:p>
            <text:p text:style-name="P4"/>
            <text:p text:style-name="P4"><text:s/>karenosho.txt</text:p>
            <text:p text:style-name="P4">0</text:p>
            <text:p text:style-name="P4"/>
            <text:p text:style-name="P4"><text:s/>london.txt</text:p>
            <text:p text:style-name="P4">86</text:p>
            <text:p text:style-name="P4"/>
            <text:p text:style-name="P4"><text:s/>kainno_matsuei.txt</text:p>
            <text:p text:style-name="P4">28</text:p>
            <text:p text:style-name="P4"/>
            <text:p text:style-name="P4"><text:s/>kappa.txt</text:p>
            <text:p text:style-name="P4">843</text:p>
            <text:p text:style-name="P4"/>
            <text:p text:style-name="P4"><text:s/>heibon.txt</text:p>
            <text:p text:style-name="P4">75</text:p>
            <text:p text:style-name="P4"/>
            <text:p text:style-name="P4"><text:s/>toshishun.txt</text:p>
            <text:p text:style-name="P4">0</text:p>
            <text:p text:style-name="P4"/>
            <text:p text:style-name="P4"><text:s/>shisei.txt</text:p>
            <text:p text:style-name="P4">3</text:p>
            <text:p text:style-name="P4"><text:soft-page-break/></text:p>
            <text:p text:style-name="P4"><text:s/>chijinno_ai.txt</text:p>
            <text:p text:style-name="P4">1486</text:p>
            <text:p text:style-name="P4"/>
            <text:p text:style-name="P4"><text:s/>kofu.txt</text:p>
            <text:p text:style-name="P4">144</text:p>
            <text:p text:style-name="P4"/>
            <text:p text:style-name="P4"><text:s/>ukigumo.txt</text:p>
            <text:p text:style-name="P4">271</text:p>
            <text:p text:style-name="P4"/>
            <text:p text:style-name="P4"><text:s/>01yoakemae1_jo.txt</text:p>
            <text:p text:style-name="P4">171</text:p>
            <text:p text:style-name="P4"/>
            <text:p text:style-name="P4"><text:s/>jusanya_kyuji.txt</text:p>
            <text:p text:style-name="P4">3</text:p>
            <text:p text:style-name="P4"/>
            <text:p text:style-name="P4"><text:s/>gojuno_to.txt</text:p>
            <text:p text:style-name="P4">9</text:p>
            <text:p text:style-name="P4"/>
            <text:p text:style-name="P4"><text:s/>mumeisakkano_nikki.txt</text:p>
            <text:p text:style-name="P4">39</text:p>
            <text:p text:style-name="P4"/>
            <text:p text:style-name="P4"><text:s/>abe_ichizoku.txt</text:p>
            <text:p text:style-name="P4">0</text:p>
            <text:p text:style-name="P4"/>
            <text:p text:style-name="P4"><text:s/>kirishitohoro_shoninden.txt</text:p>
            <text:p text:style-name="P4">0</text:p>
            <text:p text:style-name="P4"/>
            <text:p text:style-name="P4"><text:s/>konjikiyasha.txt</text:p>
            <text:p text:style-name="P4">138</text:p>
            <text:p text:style-name="P4"/>
            <text:p text:style-name="P4"><text:s/>gubijinso.txt</text:p>
            <text:p text:style-name="P4">121</text:p>
            <text:p text:style-name="P4"/>
            <text:p text:style-name="P4"><text:s/>shinju_fujin_kyukana.txt</text:p>
            <text:p text:style-name="P4">718</text:p>
            <text:p text:style-name="P4"/>
            <text:p text:style-name="P4"><text:s/>kojin.txt</text:p>
            <text:p text:style-name="P4">123</text:p>
            <text:p text:style-name="P4"/>
            <text:p text:style-name="P4"><text:s/>01aru_onna_zenpen.txt</text:p>
            <text:p text:style-name="P4">381</text:p>
            <text:p text:style-name="P4"/>
            <text:p text:style-name="P4"><text:s/>ie_jyo.txt</text:p>
            <text:p text:style-name="P4">93</text:p>
            <text:p text:style-name="P4"/>
            <text:p text:style-name="P4"><text:s/>torokko.txt</text:p>
            <text:p text:style-name="P4">2</text:p>
            <text:p text:style-name="P4"/>
            <text:p text:style-name="P4"><text:s/>yabuno_naka.txt</text:p>
            <text:p text:style-name="P4">0</text:p>
            <text:p text:style-name="P4"/>
            <text:p text:style-name="P4"><text:soft-page-break/><text:s/>hana.txt</text:p>
            <text:p text:style-name="P4">0</text:p>
            <text:p text:style-name="P4"/>
            <text:p text:style-name="P4"><text:s/>yasukichino_techokara.txt</text:p>
            <text:p text:style-name="P4">78</text:p>
            <text:p text:style-name="P4"/>
            <text:p text:style-name="P4"><text:s/>sorekara.txt</text:p>
            <text:p text:style-name="P4">107</text:p>
            <text:p text:style-name="P4"/>
            <text:p text:style-name="P4"><text:s/>03yoakemae2_jo.txt</text:p>
            <text:p text:style-name="P4">447</text:p>
            <text:p text:style-name="P4"/>
            <text:p text:style-name="P4"><text:s/>utakatano_ki.txt</text:p>
            <text:p text:style-name="P4">171</text:p>
            <text:p text:style-name="P4"/>
            <text:p text:style-name="P4"><text:s/>hokyoninno_shi.txt</text:p>
            <text:p text:style-name="P4">0</text:p>
            <text:p text:style-name="P4"/>
            <text:p text:style-name="P4"><text:s/>sorachigawano_kishibe.txt</text:p>
            <text:p text:style-name="P4">4</text:p>
            <text:p text:style-name="P4"/>
            <text:p text:style-name="P4"><text:s/>juemonno_saigo.txt</text:p>
            <text:p text:style-name="P4">25</text:p>
            <text:p text:style-name="P4"/>
            <text:p text:style-name="P4"><text:s/>sanshodayu.txt</text:p>
            <text:p text:style-name="P4">0</text:p>
            <text:p text:style-name="P4"/>
            <text:p text:style-name="P4"><text:s/>sanshiro.txt</text:p>
            <text:p text:style-name="P4">378</text:p>
            <text:p text:style-name="P4"/>
            <text:p text:style-name="P4"><text:s/>imogayu.txt</text:p>
            <text:p text:style-name="P4">2</text:p>
            <text:p text:style-name="P4"/>
            <text:p text:style-name="P4"><text:s/>furyubutsu.txt</text:p>
            <text:p text:style-name="P4">51</text:p>
            <text:p text:style-name="P4"/>
            <text:p text:style-name="P4"><text:s/>mon.txt</text:p>
            <text:p text:style-name="P4">46</text:p>
            <text:p text:style-name="P4"/>
            <text:p text:style-name="P4"><text:s/>buncho.txt</text:p>
            <text:p text:style-name="P4">8</text:p>
            <text:p text:style-name="P4"/>
            <text:p text:style-name="P4"><text:s/>haguruma.txt</text:p>
            <text:p text:style-name="P4">214</text:p>
            <text:p text:style-name="P4"/>
            <text:p text:style-name="P4"><text:s/>gyunikuto_bareisho.txt</text:p>
            <text:p text:style-name="P4">48</text:p>
            <text:p text:style-name="P4"/>
            <text:p text:style-name="P4"><text:s/>tabakoto_akuma.txt</text:p>
            <text:p text:style-name="P4">22</text:p>
            <text:p text:style-name="P4"/>
            <text:p text:style-name="P4"><text:s/>kankanmusi.txt</text:p>
            <text:p text:style-name="P4"><text:soft-page-break/>156</text:p>
            <text:p text:style-name="P4"/>
            <text:p text:style-name="P4"><text:s/>kumono_ito.txt</text:p>
            <text:p text:style-name="P4">0</text:p>
            <text:p text:style-name="P4"/>
            <text:p text:style-name="P4"><text:s/>yume_juya.txt</text:p>
            <text:p text:style-name="P4">10</text:p>
            <text:p text:style-name="P4"/>
            <text:p text:style-name="P4"><text:s/>onnakeizu.txt</text:p>
            <text:p text:style-name="P4">136</text:p>
            <text:p text:style-name="P4"/>
            <text:p text:style-name="P4"><text:s/>umareizuru_nayami.txt</text:p>
            <text:p text:style-name="P4">91</text:p>
            <text:p text:style-name="P4"/>
            <text:p text:style-name="P4"><text:s/>02aru_onna_kohen.txt</text:p>
            <text:p text:style-name="P4">204</text:p>
            <text:p text:style-name="P4"/>
            <text:p text:style-name="P4"><text:s/>tade_ku_mushi.txt</text:p>
            <text:p text:style-name="P4">453</text:p>
            <text:p text:style-name="P4"/>
            <text:p text:style-name="P4"><text:s/>ie_ge.txt</text:p>
            <text:p text:style-name="P4">84</text:p>
            <text:p text:style-name="P4"/>
            <text:p text:style-name="P4"><text:s/>manji.txt</text:p>
            <text:p text:style-name="P4">360</text:p>
            <text:p text:style-name="P4"/>
            <text:p text:style-name="P4"><text:s/>kokoro.txt</text:p>
            <text:p text:style-name="P4">43</text:p>
            <text:p text:style-name="P4"/>
            <text:p text:style-name="P4"><text:s/>hakai.txt</text:p>
            <text:p text:style-name="P4">20</text:p>
            <text:p text:style-name="P4"/>
            <text:p text:style-name="P4"><text:s/>butokai.txt</text:p>
            <text:p text:style-name="P4">25</text:p>
            <text:p text:style-name="P4"/>
            <text:p text:style-name="P4"><text:s/>mikan.txt</text:p>
            <text:p text:style-name="P4">2</text:p>
            <text:p text:style-name="P4"/>
            <text:p text:style-name="P4"><text:s/>02yoakemae1_ge.txt</text:p>
            <text:p text:style-name="P4">104</text:p>
            <text:p text:style-name="P4"/>
            <text:p text:style-name="P4"><text:s/>higansugimade.txt</text:p>
            <text:p text:style-name="P4">127</text:p>
            <text:p text:style-name="P4"/>
            <text:p text:style-name="P4"><text:s/>futon.txt</text:p>
            <text:p text:style-name="P4">61</text:p>
            <text:p text:style-name="P4"/>
            <text:p text:style-name="P4"><text:s/>rashomon_kyu.txt</text:p>
            <text:p text:style-name="P4">0</text:p>
            <text:p text:style-name="P4"/>
            <text:p text:style-name="P4"><text:s/>gesaku_zanmai.txt</text:p>
            <text:p text:style-name="P4">1</text:p>
            <text:p text:style-name="P4"><text:soft-page-break/></text:p>
            <text:p text:style-name="P4"><text:s/>seinen.txt</text:p>
            <text:p text:style-name="P4">300</text:p>
            <text:p text:style-name="P4"/>
            <text:p text:style-name="P4"><text:s/>fumizukai.txt</text:p>
            <text:p text:style-name="P4">68</text:p>
            <text:p text:style-name="P4"/>
            <text:p text:style-name="P4"><text:s/>takekurabe.txt</text:p>
            <text:p text:style-name="P4">0</text:p>
            <text:p text:style-name="P4"/>
            <text:p text:style-name="P4"><text:s/>sumidagawa.txt</text:p>
            <text:p text:style-name="P4">28</text:p>
            <text:p text:style-name="P4"/>
            <text:p text:style-name="P4"><text:s/>koyahijiri.txt</text:p>
            <text:p text:style-name="P4">0</text:p>
            <text:p text:style-name="P4"/>
            <text:p text:style-name="P4"><text:s/>vita_sexualis.txt</text:p>
            <text:p text:style-name="P4">26</text:p>
            <text:p text:style-name="P4"/>
            <text:p text:style-name="P4"><text:s/>nihyakutoka.txt</text:p>
            <text:p text:style-name="P4">15</text:p>
            <text:p text:style-name="P4"/>
            <text:p text:style-name="P4"><text:s/>04yoakemae2_ge.txt</text:p>
            <text:p text:style-name="P4">92</text:p>
            <text:p text:style-name="P4"/>
            <text:p text:style-name="P4"><text:s/>musashino.txt</text:p>
            <text:p text:style-name="P4">7</text:p>
            <text:p text:style-name="P4"/>
            <text:p text:style-name="P4"><text:s/>hankechi.txt</text:p>
            <text:p text:style-name="P4">24</text:p>
            <text:p text:style-name="P4"/>
            <text:p text:style-name="P4"><text:s/>tadanaokyo_gyojoki.txt</text:p>
            <text:p text:style-name="P4">0</text:p>
            <text:p text:style-name="P4"/>
            <text:p text:style-name="P4"><text:s/>shibue_chusai.txt</text:p>
            <text:p text:style-name="P4">45</text:p>
            <text:p text:style-name="P4"/>
            <text:p text:style-name="P4"><text:s/>nigorie.txt</text:p>
            <text:p text:style-name="P4">1</text:p>
            <text:p text:style-name="P4"/>
            <text:p text:style-name="P4"><text:s/>gan.txt</text:p>
            <text:p text:style-name="P4">23</text:p>
            <text:p text:style-name="P4"/>
            <text:p text:style-name="P4"><text:s/>maihime.txt</text:p>
            <text:p text:style-name="P4">81</text:p>
            <text:p text:style-name="P4"/>
            <text:p text:style-name="P4"><text:s/>onshuno_kanatani.txt</text:p>
            <text:p text:style-name="P4">1</text:p>
            <text:p text:style-name="P4"/>
            <text:p text:style-name="P4"><text:s/>chiisaki_monoe.txt</text:p>
            <text:p text:style-name="P4">9</text:p>
            <text:p text:style-name="P4"/>
            <text:p text:style-name="P4"><text:soft-page-break/><text:s/>majutsu.txt</text:p>
            <text:p text:style-name="P4">127</text:p>
            <text:p text:style-name="P4"/>
            <text:p text:style-name="P4"><text:s/>chuto.txt</text:p>
            <text:p text:style-name="P4">0</text:p>
            <text:p text:style-name="P4"/>
            <text:p text:style-name="P4"><text:s/>inaka_kyoshi.txt</text:p>
            <text:p text:style-name="P4">244</text:p>
            <text:p text:style-name="P4"/>
            <text:p text:style-name="P4"><text:s/>shokojo.txt</text:p>
            <text:p text:style-name="P4">4</text:p>
            <text:p text:style-name="P4"/>
            <text:p text:style-name="P4"><text:s/>okitsu_yagoemonno_isho.txt</text:p>
            <text:p text:style-name="P4">0</text:p>
          </table:table-cell>
          <table:table-cell table:style-name="Table2.A2" office:value-type="string">
            <text:p text:style-name="P4"><text:s/>jigokuhen_shohan.txt</text:p>
            <text:p text:style-name="P4">0</text:p>
            <text:p text:style-name="P4"/>
            <text:p text:style-name="P4"><text:s/>shonen.txt</text:p>
            <text:p text:style-name="P4">16</text:p>
            <text:p text:style-name="P4"/>
            <text:p text:style-name="P4"><text:s/>bocchan.txt</text:p>
            <text:p text:style-name="P4">263</text:p>
            <text:p text:style-name="P4"/>
            <text:p text:style-name="P4"><text:s/>wagahaiwa_nekodearu.txt</text:p>
            <text:p text:style-name="P4">509</text:p>
            <text:p text:style-name="P4"/>
            <text:p text:style-name="P4"><text:s/>takasebune.txt</text:p>
            <text:p text:style-name="P4">1</text:p>
            <text:p text:style-name="P4"/>
            <text:p text:style-name="P4"><text:s/>aki.txt</text:p>
            <text:p text:style-name="P4">10</text:p>
            <text:p text:style-name="P4"/>
            <text:p text:style-name="P4"><text:s/>kusamakura.txt</text:p>
            <text:p text:style-name="P4">64</text:p>
            <text:p text:style-name="P4"/>
            <text:p text:style-name="P4"><text:s/>genkaku_sanbo.txt</text:p>
            <text:p text:style-name="P4">13</text:p>
            <text:p text:style-name="P4"/>
            <text:p text:style-name="P4"><text:s/>carlyle_hakubutsukan.txt</text:p>
            <text:p text:style-name="P4">77</text:p>
            <text:p text:style-name="P4"/>
            <text:p text:style-name="P4"><text:s/>moso.txt</text:p>
            <text:p text:style-name="P4">46</text:p>
            <text:p text:style-name="P4"/>
            <text:p text:style-name="P4"><text:s/>karenosho.txt</text:p>
            <text:p text:style-name="P4">0</text:p>
            <text:p text:style-name="P4"/>
            <text:p text:style-name="P4"><text:s/>london.txt</text:p>
            <text:p text:style-name="P4">83</text:p>
            <text:p text:style-name="P4"/>
            <text:p text:style-name="P4"><text:s/>kainno_matsuei.txt</text:p>
            <text:p text:style-name="P4">19</text:p>
            <text:p text:style-name="P4"/>
            <text:p text:style-name="P4"><text:s/>kappa.txt</text:p>
            <text:p text:style-name="P4">246</text:p>
            <text:p text:style-name="P4"/>
            <text:p text:style-name="P4"><text:s/>heibon.txt</text:p>
            <text:p text:style-name="P4">63</text:p>
            <text:p text:style-name="P4"/>
            <text:p text:style-name="P4"><text:s/>toshishun.txt</text:p>
            <text:p text:style-name="P4">0</text:p>
            <text:p text:style-name="P4"/>
            <text:p text:style-name="P4"><text:s/>shisei.txt</text:p>
            <text:p text:style-name="P4">3</text:p>
            <text:p text:style-name="P4"><text:soft-page-break/></text:p>
            <text:p text:style-name="P4"><text:s/>chijinno_ai.txt</text:p>
            <text:p text:style-name="P4">1414</text:p>
            <text:p text:style-name="P4"/>
            <text:p text:style-name="P4"><text:s/>kofu.txt</text:p>
            <text:p text:style-name="P4">141</text:p>
            <text:p text:style-name="P4"/>
            <text:p text:style-name="P4"><text:s/>ukigumo.txt</text:p>
            <text:p text:style-name="P4">181</text:p>
            <text:p text:style-name="P4"/>
            <text:p text:style-name="P4"><text:s/>01yoakemae1_jo.txt</text:p>
            <text:p text:style-name="P4">165</text:p>
            <text:p text:style-name="P4"/>
            <text:p text:style-name="P4"><text:s/>jusanya_kyuji.txt</text:p>
            <text:p text:style-name="P4">0</text:p>
            <text:p text:style-name="P4"/>
            <text:p text:style-name="P4"><text:s/>gojuno_to.txt</text:p>
            <text:p text:style-name="P4">9</text:p>
            <text:p text:style-name="P4"/>
            <text:p text:style-name="P4"><text:s/>mumeisakkano_nikki.txt</text:p>
            <text:p text:style-name="P4">39</text:p>
            <text:p text:style-name="P4"/>
            <text:p text:style-name="P4"><text:s/>abe_ichizoku.txt</text:p>
            <text:p text:style-name="P4">0</text:p>
            <text:p text:style-name="P4"/>
            <text:p text:style-name="P4"><text:s/>kirishitohoro_shoninden.txt</text:p>
            <text:p text:style-name="P4">0</text:p>
            <text:p text:style-name="P4"/>
            <text:p text:style-name="P4"><text:s/>konjikiyasha.txt</text:p>
            <text:p text:style-name="P4">123</text:p>
            <text:p text:style-name="P4"/>
            <text:p text:style-name="P4"><text:s/>gubijinso.txt</text:p>
            <text:p text:style-name="P4">121</text:p>
            <text:p text:style-name="P4"/>
            <text:p text:style-name="P4"><text:s/>shinju_fujin_kyukana.txt</text:p>
            <text:p text:style-name="P4">409</text:p>
            <text:p text:style-name="P4"/>
            <text:p text:style-name="P4"><text:s/>kojin.txt</text:p>
            <text:p text:style-name="P4">123</text:p>
            <text:p text:style-name="P4"/>
            <text:p text:style-name="P4"><text:s/>01aru_onna_zenpen.txt</text:p>
            <text:p text:style-name="P4">378</text:p>
            <text:p text:style-name="P4"/>
            <text:p text:style-name="P4"><text:s/>ie_jyo.txt</text:p>
            <text:p text:style-name="P4">45</text:p>
            <text:p text:style-name="P4"/>
            <text:p text:style-name="P4"><text:s/>torokko.txt</text:p>
            <text:p text:style-name="P4">2</text:p>
            <text:p text:style-name="P4"/>
            <text:p text:style-name="P4"><text:s/>yabuno_naka.txt</text:p>
            <text:p text:style-name="P4">0</text:p>
            <text:p text:style-name="P4"/>
            <text:p text:style-name="P4"><text:soft-page-break/><text:s/>hana.txt</text:p>
            <text:p text:style-name="P4">0</text:p>
            <text:p text:style-name="P4"/>
            <text:p text:style-name="P4"><text:s/>yasukichino_techokara.txt</text:p>
            <text:p text:style-name="P4">72</text:p>
            <text:p text:style-name="P4"/>
            <text:p text:style-name="P4"><text:s/>sorekara.txt</text:p>
            <text:p text:style-name="P4">92</text:p>
            <text:p text:style-name="P4"/>
            <text:p text:style-name="P4"><text:s/>03yoakemae2_jo.txt</text:p>
            <text:p text:style-name="P4">402</text:p>
            <text:p text:style-name="P4"/>
            <text:p text:style-name="P4"><text:s/>utakatano_ki.txt</text:p>
            <text:p text:style-name="P4">171</text:p>
            <text:p text:style-name="P4"/>
            <text:p text:style-name="P4"><text:s/>hokyoninno_shi.txt</text:p>
            <text:p text:style-name="P4">0</text:p>
            <text:p text:style-name="P4"/>
            <text:p text:style-name="P4"><text:s/>sorachigawano_kishibe.txt</text:p>
            <text:p text:style-name="P4">4</text:p>
            <text:p text:style-name="P4"/>
            <text:p text:style-name="P4"><text:s/>juemonno_saigo.txt</text:p>
            <text:p text:style-name="P4">19</text:p>
            <text:p text:style-name="P4"/>
            <text:p text:style-name="P4"><text:s/>sanshodayu.txt</text:p>
            <text:p text:style-name="P4">0</text:p>
            <text:p text:style-name="P4"/>
            <text:p text:style-name="P4"><text:s/>sanshiro.txt</text:p>
            <text:p text:style-name="P4">372</text:p>
            <text:p text:style-name="P4"/>
            <text:p text:style-name="P4"><text:s/>imogayu.txt</text:p>
            <text:p text:style-name="P4">2</text:p>
            <text:p text:style-name="P4"/>
            <text:p text:style-name="P4"><text:s/>furyubutsu.txt</text:p>
            <text:p text:style-name="P4">33</text:p>
            <text:p text:style-name="P4"/>
            <text:p text:style-name="P4"><text:s/>mon.txt</text:p>
            <text:p text:style-name="P4">46</text:p>
            <text:p text:style-name="P4"/>
            <text:p text:style-name="P4"><text:s/>buncho.txt</text:p>
            <text:p text:style-name="P4">8</text:p>
            <text:p text:style-name="P4"/>
            <text:p text:style-name="P4"><text:s/>haguruma.txt</text:p>
            <text:p text:style-name="P4">172</text:p>
            <text:p text:style-name="P4"/>
            <text:p text:style-name="P4"><text:s/>gyunikuto_bareisho.txt</text:p>
            <text:p text:style-name="P4">45</text:p>
            <text:p text:style-name="P4"/>
            <text:p text:style-name="P4"><text:s/>tabakoto_akuma.txt</text:p>
            <text:p text:style-name="P4">22</text:p>
            <text:p text:style-name="P4"/>
            <text:p text:style-name="P4"><text:s/>kankanmusi.txt</text:p>
            <text:p text:style-name="P4"><text:soft-page-break/>132</text:p>
            <text:p text:style-name="P4"/>
            <text:p text:style-name="P4"><text:s/>kumono_ito.txt</text:p>
            <text:p text:style-name="P4">0</text:p>
            <text:p text:style-name="P4"/>
            <text:p text:style-name="P4"><text:s/>yume_juya.txt</text:p>
            <text:p text:style-name="P4">10</text:p>
            <text:p text:style-name="P4"/>
            <text:p text:style-name="P4"><text:s/>onnakeizu.txt</text:p>
            <text:p text:style-name="P4">94</text:p>
            <text:p text:style-name="P4"/>
            <text:p text:style-name="P4"><text:s/>umareizuru_nayami.txt</text:p>
            <text:p text:style-name="P4">70</text:p>
            <text:p text:style-name="P4"/>
            <text:p text:style-name="P4"><text:s/>02aru_onna_kohen.txt</text:p>
            <text:p text:style-name="P4">204</text:p>
            <text:p text:style-name="P4"/>
            <text:p text:style-name="P4"><text:s/>tade_ku_mushi.txt</text:p>
            <text:p text:style-name="P4">345</text:p>
            <text:p text:style-name="P4"/>
            <text:p text:style-name="P4"><text:s/>ie_ge.txt</text:p>
            <text:p text:style-name="P4">66</text:p>
            <text:p text:style-name="P4"/>
            <text:p text:style-name="P4"><text:s/>manji.txt</text:p>
            <text:p text:style-name="P4">297</text:p>
            <text:p text:style-name="P4"/>
            <text:p text:style-name="P4"><text:s/>kokoro.txt</text:p>
            <text:p text:style-name="P4">40</text:p>
            <text:p text:style-name="P4"/>
            <text:p text:style-name="P4"><text:s/>hakai.txt</text:p>
            <text:p text:style-name="P4">17</text:p>
            <text:p text:style-name="P4"/>
            <text:p text:style-name="P4"><text:s/>butokai.txt</text:p>
            <text:p text:style-name="P4">22</text:p>
            <text:p text:style-name="P4"/>
            <text:p text:style-name="P4"><text:s/>mikan.txt</text:p>
            <text:p text:style-name="P4">2</text:p>
            <text:p text:style-name="P4"/>
            <text:p text:style-name="P4"><text:s/>02yoakemae1_ge.txt</text:p>
            <text:p text:style-name="P4">80</text:p>
            <text:p text:style-name="P4"/>
            <text:p text:style-name="P4"><text:s/>higansugimade.txt</text:p>
            <text:p text:style-name="P4">124</text:p>
            <text:p text:style-name="P4"/>
            <text:p text:style-name="P4"><text:s/>futon.txt</text:p>
            <text:p text:style-name="P4">55</text:p>
            <text:p text:style-name="P4"/>
            <text:p text:style-name="P4"><text:s/>rashomon_kyu.txt</text:p>
            <text:p text:style-name="P4">0</text:p>
            <text:p text:style-name="P4"/>
            <text:p text:style-name="P4"><text:s/>gesaku_zanmai.txt</text:p>
            <text:p text:style-name="P4">1</text:p>
            <text:p text:style-name="P4"><text:soft-page-break/></text:p>
            <text:p text:style-name="P4"><text:s/>seinen.txt</text:p>
            <text:p text:style-name="P4">258</text:p>
            <text:p text:style-name="P4"/>
            <text:p text:style-name="P4"><text:s/>fumizukai.txt</text:p>
            <text:p text:style-name="P4">65</text:p>
            <text:p text:style-name="P4"/>
            <text:p text:style-name="P4"><text:s/>takekurabe.txt</text:p>
            <text:p text:style-name="P4">0</text:p>
            <text:p text:style-name="P4"/>
            <text:p text:style-name="P4"><text:s/>sumidagawa.txt</text:p>
            <text:p text:style-name="P4">25</text:p>
            <text:p text:style-name="P4"/>
            <text:p text:style-name="P4"><text:s/>koyahijiri.txt</text:p>
            <text:p text:style-name="P4">0</text:p>
            <text:p text:style-name="P4"/>
            <text:p text:style-name="P4"><text:s/>vita_sexualis.txt</text:p>
            <text:p text:style-name="P4">26</text:p>
            <text:p text:style-name="P4"/>
            <text:p text:style-name="P4"><text:s/>nihyakutoka.txt</text:p>
            <text:p text:style-name="P4">15</text:p>
            <text:p text:style-name="P4"/>
            <text:p text:style-name="P4"><text:s/>04yoakemae2_ge.txt</text:p>
            <text:p text:style-name="P4">80</text:p>
            <text:p text:style-name="P4"/>
            <text:p text:style-name="P4"><text:s/>musashino.txt</text:p>
            <text:p text:style-name="P4">7</text:p>
            <text:p text:style-name="P4"/>
            <text:p text:style-name="P4"><text:s/>hankechi.txt</text:p>
            <text:p text:style-name="P4">24</text:p>
            <text:p text:style-name="P4"/>
            <text:p text:style-name="P4"><text:s/>tadanaokyo_gyojoki.txt</text:p>
            <text:p text:style-name="P4">0</text:p>
            <text:p text:style-name="P4"/>
            <text:p text:style-name="P4"><text:s/>shibue_chusai.txt</text:p>
            <text:p text:style-name="P4">42</text:p>
            <text:p text:style-name="P4"/>
            <text:p text:style-name="P4"><text:s/>nigorie.txt</text:p>
            <text:p text:style-name="P4">1</text:p>
            <text:p text:style-name="P4"/>
            <text:p text:style-name="P4"><text:s/>gan.txt</text:p>
            <text:p text:style-name="P4">23</text:p>
            <text:p text:style-name="P4"/>
            <text:p text:style-name="P4"><text:s/>maihime.txt</text:p>
            <text:p text:style-name="P4">81</text:p>
            <text:p text:style-name="P4"/>
            <text:p text:style-name="P4"><text:s/>onshuno_kanatani.txt</text:p>
            <text:p text:style-name="P4">1</text:p>
            <text:p text:style-name="P4"/>
            <text:p text:style-name="P4"><text:s/>chiisaki_monoe.txt</text:p>
            <text:p text:style-name="P4">9</text:p>
            <text:p text:style-name="P4"/>
            <text:p text:style-name="P4"><text:soft-page-break/><text:s/>majutsu.txt</text:p>
            <text:p text:style-name="P4">58</text:p>
            <text:p text:style-name="P4"/>
            <text:p text:style-name="P4"><text:s/>chuto.txt</text:p>
            <text:p text:style-name="P4">0</text:p>
            <text:p text:style-name="P4"/>
            <text:p text:style-name="P4"><text:s/>inaka_kyoshi.txt</text:p>
            <text:p text:style-name="P4">223</text:p>
            <text:p text:style-name="P4"/>
            <text:p text:style-name="P4"><text:s/>shokojo.txt</text:p>
            <text:p text:style-name="P4">4</text:p>
            <text:p text:style-name="P4"/>
            <text:p text:style-name="P4"><text:s/>okitsu_yagoemonno_isho.txt</text:p>
            <text:p text:style-name="P4">0</text:p>
          </table:table-cell>
          <table:table-cell table:style-name="Table2.C2" office:value-type="string">
            <text:p text:style-name="P6">jigokuhen_shohan.txt</text:p>
            <text:p text:style-name="P6">0</text:p>
            <text:p text:style-name="P6"/>
            <text:p text:style-name="P6"><text:s/>shonen.txt</text:p>
            <text:p text:style-name="P6">18</text:p>
            <text:p text:style-name="P6"/>
            <text:p text:style-name="P6"><text:s/>bocchan.txt</text:p>
            <text:p text:style-name="P6">271</text:p>
            <text:p text:style-name="P6"/>
            <text:p text:style-name="P6"><text:s/>wagahaiwa_nekodearu.txt</text:p>
            <text:p text:style-name="P6">576</text:p>
            <text:p text:style-name="P6"/>
            <text:p text:style-name="P6"><text:s/>takasebune.txt</text:p>
            <text:p text:style-name="P6">1</text:p>
            <text:p text:style-name="P6"/>
            <text:p text:style-name="P6"><text:s/>aki.txt</text:p>
            <text:p text:style-name="P6">10</text:p>
            <text:p text:style-name="P6"/>
            <text:p text:style-name="P6"><text:s/>kusamakura.txt</text:p>
            <text:p text:style-name="P6">64</text:p>
            <text:p text:style-name="P6"/>
            <text:p text:style-name="P6"><text:s/>genkaku_sanbo.txt</text:p>
            <text:p text:style-name="P6">14</text:p>
            <text:p text:style-name="P6"/>
            <text:p text:style-name="P6"><text:s/>carlyle_hakubutsukan.txt</text:p>
            <text:p text:style-name="P6">79</text:p>
            <text:p text:style-name="P6"/>
            <text:p text:style-name="P6"><text:s/>moso.txt</text:p>
            <text:p text:style-name="P6">49</text:p>
            <text:p text:style-name="P6"/>
            <text:p text:style-name="P6"><text:s/>karenosho.txt</text:p>
            <text:p text:style-name="P6">0</text:p>
            <text:p text:style-name="P6"/>
            <text:p text:style-name="P6"><text:s/>london.txt</text:p>
            <text:p text:style-name="P6">85</text:p>
            <text:p text:style-name="P6"/>
            <text:p text:style-name="P6"><text:s/>kainno_matsuei.txt</text:p>
            <text:p text:style-name="P6">23</text:p>
            <text:p text:style-name="P6"/>
            <text:p text:style-name="P6"><text:s/>kappa.txt</text:p>
            <text:p text:style-name="P6">291</text:p>
            <text:p text:style-name="P6"/>
            <text:p text:style-name="P6"><text:s/>heibon.txt</text:p>
            <text:p text:style-name="P6">105</text:p>
            <text:p text:style-name="P6"/>
            <text:p text:style-name="P6"><text:s/>toshishun.txt</text:p>
            <text:p text:style-name="P6">0</text:p>
            <text:p text:style-name="P6"/>
            <text:p text:style-name="P6"><text:s/>shisei.txt</text:p>
            <text:p text:style-name="P6">3</text:p>
            <text:p text:style-name="P6"><text:soft-page-break/></text:p>
            <text:p text:style-name="P6"><text:s/>chijinno_ai.txt</text:p>
            <text:p text:style-name="P6">1500</text:p>
            <text:p text:style-name="P6"/>
            <text:p text:style-name="P6"><text:s/>kofu.txt</text:p>
            <text:p text:style-name="P6">139</text:p>
            <text:p text:style-name="P6"/>
            <text:p text:style-name="P6"><text:s/>ukigumo.txt</text:p>
            <text:p text:style-name="P6">202</text:p>
            <text:p text:style-name="P6"/>
            <text:p text:style-name="P6"><text:s/>01yoakemae1_jo.txt</text:p>
            <text:p text:style-name="P6">163</text:p>
            <text:p text:style-name="P6"/>
            <text:p text:style-name="P6"><text:s/>jusanya_kyuji.txt</text:p>
            <text:p text:style-name="P6">0</text:p>
            <text:p text:style-name="P6"/>
            <text:p text:style-name="P6"><text:s/>gojuno_to.txt</text:p>
            <text:p text:style-name="P6">0</text:p>
            <text:p text:style-name="P6"/>
            <text:p text:style-name="P6"><text:s/>mumeisakkano_nikki.txt</text:p>
            <text:p text:style-name="P6">40</text:p>
            <text:p text:style-name="P6"/>
            <text:p text:style-name="P6"><text:s/>abe_ichizoku.txt</text:p>
            <text:p text:style-name="P6">0</text:p>
            <text:p text:style-name="P6"/>
            <text:p text:style-name="P6"><text:s/>kirishitohoro_shoninden.txt</text:p>
            <text:p text:style-name="P6">0</text:p>
            <text:p text:style-name="P6"/>
            <text:p text:style-name="P6"><text:s/>konjikiyasha.txt</text:p>
            <text:p text:style-name="P6">140</text:p>
            <text:p text:style-name="P6"/>
            <text:p text:style-name="P6"><text:s/>gubijinso.txt</text:p>
            <text:p text:style-name="P6">132</text:p>
            <text:p text:style-name="P6"/>
            <text:p text:style-name="P6"><text:s/>shinju_fujin_kyukana.txt</text:p>
            <text:p text:style-name="P6">467</text:p>
            <text:p text:style-name="P6"/>
            <text:p text:style-name="P6"><text:s/>kojin.txt</text:p>
            <text:p text:style-name="P6">126</text:p>
            <text:p text:style-name="P6"/>
            <text:p text:style-name="P6"><text:s/>01aru_onna_zenpen.txt</text:p>
            <text:p text:style-name="P6">352</text:p>
            <text:p text:style-name="P6"/>
            <text:p text:style-name="P6"><text:s/>ie_jyo.txt</text:p>
            <text:p text:style-name="P6">44</text:p>
            <text:p text:style-name="P6"/>
            <text:p text:style-name="P6"><text:s/>torokko.txt</text:p>
            <text:p text:style-name="P6">2</text:p>
            <text:p text:style-name="P6"/>
            <text:p text:style-name="P6"><text:s/>yabuno_naka.txt</text:p>
            <text:p text:style-name="P6">0</text:p>
            <text:p text:style-name="P6"/>
            <text:p text:style-name="P6"><text:soft-page-break/><text:s/>hana.txt</text:p>
            <text:p text:style-name="P6">0</text:p>
            <text:p text:style-name="P6"/>
            <text:p text:style-name="P6"><text:s/>yasukichino_techokara.txt</text:p>
            <text:p text:style-name="P6">76</text:p>
            <text:p text:style-name="P6"/>
            <text:p text:style-name="P6"><text:s/>sorekara.txt</text:p>
            <text:p text:style-name="P6">96</text:p>
            <text:p text:style-name="P6"/>
            <text:p text:style-name="P6"><text:s/>03yoakemae2_jo.txt</text:p>
            <text:p text:style-name="P6">365</text:p>
            <text:p text:style-name="P6"/>
            <text:p text:style-name="P6"><text:s/>utakatano_ki.txt</text:p>
            <text:p text:style-name="P6">147</text:p>
            <text:p text:style-name="P6"/>
            <text:p text:style-name="P6"><text:s/>hokyoninno_shi.txt</text:p>
            <text:p text:style-name="P6">0</text:p>
            <text:p text:style-name="P6"/>
            <text:p text:style-name="P6"><text:s/>sorachigawano_kishibe.txt</text:p>
            <text:p text:style-name="P6">4</text:p>
            <text:p text:style-name="P6"/>
            <text:p text:style-name="P6"><text:s/>juemonno_saigo.txt</text:p>
            <text:p text:style-name="P6">16</text:p>
            <text:p text:style-name="P6"/>
            <text:p text:style-name="P6"><text:s/>sanshodayu.txt</text:p>
            <text:p text:style-name="P6">0</text:p>
            <text:p text:style-name="P6"/>
            <text:p text:style-name="P6"><text:s/>sanshiro.txt</text:p>
            <text:p text:style-name="P6">357</text:p>
            <text:p text:style-name="P6"/>
            <text:p text:style-name="P6"><text:s/>imogayu.txt</text:p>
            <text:p text:style-name="P6">2</text:p>
            <text:p text:style-name="P6"/>
            <text:p text:style-name="P6"><text:s/>furyubutsu.txt</text:p>
            <text:p text:style-name="P6">20</text:p>
            <text:p text:style-name="P6"/>
            <text:p text:style-name="P6"><text:s/>mon.txt</text:p>
            <text:p text:style-name="P6">45</text:p>
            <text:p text:style-name="P6"/>
            <text:p text:style-name="P6"><text:s/>buncho.txt</text:p>
            <text:p text:style-name="P6">8</text:p>
            <text:p text:style-name="P6"/>
            <text:p text:style-name="P6"><text:s/>haguruma.txt</text:p>
            <text:p text:style-name="P6">214</text:p>
            <text:p text:style-name="P6"/>
            <text:p text:style-name="P6"><text:s/>gyunikuto_bareisho.txt</text:p>
            <text:p text:style-name="P6">45</text:p>
            <text:p text:style-name="P6"/>
            <text:p text:style-name="P6"><text:s/>tabakoto_akuma.txt</text:p>
            <text:p text:style-name="P6">30</text:p>
            <text:p text:style-name="P6"/>
            <text:p text:style-name="P6"><text:s/>kankanmusi.txt</text:p>
            <text:p text:style-name="P6"><text:soft-page-break/>150</text:p>
            <text:p text:style-name="P6"/>
            <text:p text:style-name="P6"><text:s/>kumono_ito.txt</text:p>
            <text:p text:style-name="P6">0</text:p>
            <text:p text:style-name="P6"/>
            <text:p text:style-name="P6"><text:s/>yume_juya.txt</text:p>
            <text:p text:style-name="P6">9</text:p>
            <text:p text:style-name="P6"/>
            <text:p text:style-name="P6"><text:s/>onnakeizu.txt</text:p>
            <text:p text:style-name="P6">103</text:p>
            <text:p text:style-name="P6"/>
            <text:p text:style-name="P6"><text:s/>umareizuru_nayami.txt</text:p>
            <text:p text:style-name="P6">71</text:p>
            <text:p text:style-name="P6"/>
            <text:p text:style-name="P6"><text:s/>02aru_onna_kohen.txt</text:p>
            <text:p text:style-name="P6">211</text:p>
            <text:p text:style-name="P6"/>
            <text:p text:style-name="P6"><text:s/>tade_ku_mushi.txt</text:p>
            <text:p text:style-name="P6">384</text:p>
            <text:p text:style-name="P6"/>
            <text:p text:style-name="P6"><text:s/>ie_ge.txt</text:p>
            <text:p text:style-name="P6">82</text:p>
            <text:p text:style-name="P6"/>
            <text:p text:style-name="P6"><text:s/>manji.txt</text:p>
            <text:p text:style-name="P6">336</text:p>
            <text:p text:style-name="P6"/>
            <text:p text:style-name="P6"><text:s/>kokoro.txt</text:p>
            <text:p text:style-name="P6">40</text:p>
            <text:p text:style-name="P6"/>
            <text:p text:style-name="P6"><text:s/>hakai.txt</text:p>
            <text:p text:style-name="P6">21</text:p>
            <text:p text:style-name="P6"/>
            <text:p text:style-name="P6"><text:s/>butokai.txt</text:p>
            <text:p text:style-name="P6">17</text:p>
            <text:p text:style-name="P6"/>
            <text:p text:style-name="P6"><text:s/>mikan.txt</text:p>
            <text:p text:style-name="P6">2</text:p>
            <text:p text:style-name="P6"/>
            <text:p text:style-name="P6"><text:s/>02yoakemae1_ge.txt</text:p>
            <text:p text:style-name="P6">76</text:p>
            <text:p text:style-name="P6"/>
            <text:p text:style-name="P6"><text:s/>higansugimade.txt</text:p>
            <text:p text:style-name="P6">128</text:p>
            <text:p text:style-name="P6"/>
            <text:p text:style-name="P6"><text:s/>futon.txt</text:p>
            <text:p text:style-name="P6">42</text:p>
            <text:p text:style-name="P6"/>
            <text:p text:style-name="P6"><text:s/>rashomon_kyu.txt</text:p>
            <text:p text:style-name="P6">0</text:p>
            <text:p text:style-name="P6"/>
            <text:p text:style-name="P6"><text:s/>gesaku_zanmai.txt</text:p>
            <text:p text:style-name="P6">1</text:p>
            <text:p text:style-name="P6"><text:soft-page-break/></text:p>
            <text:p text:style-name="P6"><text:s/>seinen.txt</text:p>
            <text:p text:style-name="P6">230</text:p>
            <text:p text:style-name="P6"/>
            <text:p text:style-name="P6"><text:s/>fumizukai.txt</text:p>
            <text:p text:style-name="P6">64</text:p>
            <text:p text:style-name="P6"/>
            <text:p text:style-name="P6"><text:s/>takekurabe.txt</text:p>
            <text:p text:style-name="P6">0</text:p>
            <text:p text:style-name="P6"/>
            <text:p text:style-name="P6"><text:s/>sumidagawa.txt</text:p>
            <text:p text:style-name="P6">28</text:p>
            <text:p text:style-name="P6"/>
            <text:p text:style-name="P6"><text:s/>koyahijiri.txt</text:p>
            <text:p text:style-name="P6">0</text:p>
            <text:p text:style-name="P6"/>
            <text:p text:style-name="P6"><text:s/>vita_sexualis.txt</text:p>
            <text:p text:style-name="P6">30</text:p>
            <text:p text:style-name="P6"/>
            <text:p text:style-name="P6"><text:s/>nihyakutoka.txt</text:p>
            <text:p text:style-name="P6">15</text:p>
            <text:p text:style-name="P6"/>
            <text:p text:style-name="P6"><text:s/>04yoakemae2_ge.txt</text:p>
            <text:p text:style-name="P6">99</text:p>
            <text:p text:style-name="P6"/>
            <text:p text:style-name="P6"><text:s/>musashino.txt</text:p>
            <text:p text:style-name="P6">7</text:p>
            <text:p text:style-name="P6"/>
            <text:p text:style-name="P6"><text:s/>hankechi.txt</text:p>
            <text:p text:style-name="P6">16</text:p>
            <text:p text:style-name="P6"/>
            <text:p text:style-name="P6"><text:s/>tadanaokyo_gyojoki.txt</text:p>
            <text:p text:style-name="P6">0</text:p>
            <text:p text:style-name="P6"/>
            <text:p text:style-name="P6"><text:s/>shibue_chusai.txt</text:p>
            <text:p text:style-name="P6">60</text:p>
            <text:p text:style-name="P6"/>
            <text:p text:style-name="P6"><text:s/>nigorie.txt</text:p>
            <text:p text:style-name="P6">0</text:p>
            <text:p text:style-name="P6"/>
            <text:p text:style-name="P6"><text:s/>gan.txt</text:p>
            <text:p text:style-name="P6">25</text:p>
            <text:p text:style-name="P6"/>
            <text:p text:style-name="P6"><text:s/>maihime.txt</text:p>
            <text:p text:style-name="P6">76</text:p>
            <text:p text:style-name="P6"/>
            <text:p text:style-name="P6"><text:s/>onshuno_kanatani.txt</text:p>
            <text:p text:style-name="P6">1</text:p>
            <text:p text:style-name="P6"/>
            <text:p text:style-name="P6"><text:s/>chiisaki_monoe.txt</text:p>
            <text:p text:style-name="P6">10</text:p>
            <text:p text:style-name="P6"/>
            <text:p text:style-name="P6"><text:soft-page-break/><text:s/>majutsu.txt</text:p>
            <text:p text:style-name="P6">50</text:p>
            <text:p text:style-name="P6"/>
            <text:p text:style-name="P6"><text:s/>chuto.txt</text:p>
            <text:p text:style-name="P6">0</text:p>
            <text:p text:style-name="P6"/>
            <text:p text:style-name="P6"><text:s/>inaka_kyoshi.txt</text:p>
            <text:p text:style-name="P6">221</text:p>
            <text:p text:style-name="P6"/>
            <text:p text:style-name="P6"><text:s/>shokojo.txt</text:p>
            <text:p text:style-name="P6">5</text:p>
            <text:p text:style-name="P6"/>
            <text:p text:style-name="P6"><text:s/>okitsu_yagoemonno_isho.txt</text:p>
            <text:p text:style-name="P6">0</text:p>
          </table:table-cell>
        </table:table-row>
      </table:table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21:50:42.501840059</meta:creation-date>
    <dc:date>2020-05-03T23:37:40.434860083</dc:date>
    <meta:editing-duration>PT1H26M37S</meta:editing-duration>
    <meta:editing-cycles>1</meta:editing-cycles>
    <meta:document-statistic meta:table-count="2" meta:image-count="0" meta:object-count="0" meta:page-count="6" meta:paragraph-count="549" meta:word-count="552" meta:character-count="4813" meta:non-whitespace-character-count="4538"/>
    <meta:generator>LibreOffice/6.0.7.3$Linux_X86_64 LibreOffice_project/00m0$Build-3</meta:generator>
  </office:meta>
</office:document-meta>
</file>